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abreviado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5678900" calcext:value-type="float">
            <text:p>4567890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6789012" calcext:value-type="float">
            <text:p>5678901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5:51:48.796949659</meta:creation-date>
    <dc:date>2019-10-07T16:01:47.160103593</dc:date>
    <meta:editing-duration>PT10M2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